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0000001E09912D846515B3064.png" manifest:media-type="image/png"/>
  <manifest:file-entry manifest:full-path="Pictures/1000000100000A000000037258FD033C75CDB331.png" manifest:media-type="image/png"/>
  <manifest:file-entry manifest:full-path="Pictures/10000000000003320000026D931723F48A789165.png" manifest:media-type="image/png"/>
  <manifest:file-entry manifest:full-path="Pictures/1000000100000280000001E0DC5086E1434C2577.png" manifest:media-type="image/png"/>
  <manifest:file-entry manifest:full-path="Pictures/1000000100000280000001E027E12F06FF828B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443205" draw:textarea-horizontal-align="justify" draw:textarea-vertical-align="middle" draw:auto-grow-height="false" fo:min-height="8.236cm" fo:min-width="7.986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hatch" draw:fill-hatch-name="Red_20_90_20_Degrees_20_Crossed" loext:fill-use-slide-background="false" draw:textarea-horizontal-align="justify" draw:textarea-vertical-align="middle" draw:auto-grow-height="false" fo:min-height="2.862cm" fo:min-width="2.612cm"/>
    </style:style>
    <style:style style:name="gr5" style:family="graphic" style:parent-style-name="standard">
      <style:graphic-properties draw:stroke="none" svg:stroke-width="0.028cm" svg:stroke-color="#eeeeee" draw:marker-start-width="0.269cm" draw:marker-end-width="0.269cm" draw:fill-color="#333333" draw:textarea-horizontal-align="center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808080" draw:marker-start-width="0.252cm" draw:marker-end-width="0.252cm" draw:fill="solid" draw:fill-color="#3333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808080" draw:fill="hatch" draw:fill-color="#333333" draw:fill-hatch-name="Blue_20_45_20_Degrees" draw:textarea-vertical-align="middle"/>
    </style:style>
    <style:style style:name="gr8" style:family="graphic" style:parent-style-name="standard">
      <style:graphic-properties svg:stroke-color="#333333" draw:fill="solid" draw:fill-color="#333333" draw:textarea-vertical-align="middle"/>
    </style:style>
    <style:style style:name="gr9" style:family="graphic" style:parent-style-name="objectwithoutfill">
      <style:graphic-properties draw:stroke="dash" draw:stroke-dash="Double_20_Dash_20_Dot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78cm, 0cm, 8.594cm)" draw:image-opacity="100%" style:mirror="none"/>
    </style:style>
    <style:style style:name="gr11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1.673cm"/>
      <style:paragraph-properties style:writing-mode="lr-tb"/>
    </style:style>
    <style:style style:name="gr12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2.488cm"/>
      <style:paragraph-properties style:writing-mode="lr-tb"/>
    </style:style>
    <style:style style:name="gr13" style:family="graphic" style:parent-style-name="Arrow_20_Line" style:list-style-name="L1">
      <style:graphic-properties svg:stroke-width="0.035cm" svg:stroke-color="#ffffff" draw:marker-start-width="0.252cm" draw:marker-end-width="0.252cm" draw:textarea-vertical-align="middle" draw:line-distance="1.738cm"/>
      <style:paragraph-properties style:writing-mode="lr-tb"/>
    </style:style>
    <style:style style:name="gr14" style:family="graphic" style:parent-style-name="objectwithoutfill">
      <style:graphic-properties draw:stroke="dash" draw:stroke-dash="Double_20_Dash_20_Dot_20__28_Rounded_29_" svg:stroke-width="0.053cm" svg:stroke-color="#3465a4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Double_20_Dash_20_Dot" svg:stroke-width="0.053cm" draw:marker-start-width="0.279cm" draw:marker-end-width="0.279cm" svg:stroke-linecap="butt" draw:fill="none" loext:fill-use-slide-background="false" draw:textarea-horizontal-align="justify" draw:textarea-vertical-align="middle" draw:auto-grow-height="false" fo:min-height="4.717cm" fo:min-width="4.467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17" style:family="graphic" style:parent-style-name="Arrow_20_Line" style:list-style-name="L1">
      <style:graphic-properties svg:stroke-width="0.053cm" svg:stroke-color="#ffffff" draw:marker-start-width="0.279cm" draw:marker-end-width="0.279cm" draw:textarea-vertical-align="middle" draw:line-distance="5.18cm"/>
      <style:paragraph-properties style:writing-mode="lr-tb"/>
    </style:style>
    <style:style style:name="gr18" style:family="graphic" style:parent-style-name="standard">
      <style:graphic-properties draw:stroke="none" svg:stroke-width="0.035cm" svg:stroke-color="#999999" draw:marker-start-width="0.279cm" draw:marker-end-width="0.279cm" draw:fill-color="#333333" draw:textarea-horizontal-align="center" draw:textarea-vertical-align="middle" fo:padding-top="0.134cm" fo:padding-bottom="0.134cm" fo:padding-left="0.259cm" fo:padding-right="0.259cm"/>
    </style:style>
    <style:style style:name="gr19" style:family="graphic" style:parent-style-name="Arrow_20_Line" style:list-style-name="L1">
      <style:graphic-properties svg:stroke-width="0.028cm" svg:stroke-color="#ffffff" draw:marker-start-width="0.242cm" draw:marker-end-width="0.242cm" draw:textarea-vertical-align="middle" draw:line-distance="1.673cm"/>
      <style:paragraph-properties style:writing-mode="lr-tb"/>
    </style:style>
    <style:style style:name="gr20" style:family="graphic" style:parent-style-name="Arrow_20_Line" style:list-style-name="L1">
      <style:graphic-properties svg:stroke-width="0.028cm" svg:stroke-color="#ffffff" draw:marker-start-width="0.242cm" draw:marker-end-width="0.242cm" draw:textarea-vertical-align="middle" draw:line-distance="2.488cm"/>
      <style:paragraph-properties style:writing-mode="lr-tb"/>
    </style:style>
    <style:style style:name="gr21" style:family="graphic" style:parent-style-name="Arrow_20_Line" style:list-style-name="L1">
      <style:graphic-properties svg:stroke-width="0.018cm" svg:stroke-color="#ffffff" draw:marker-start-width="0.227cm" draw:marker-end-width="0.227cm" draw:textarea-vertical-align="middle" draw:line-distance="1.738cm"/>
      <style:paragraph-properties style:writing-mode="lr-tb"/>
    </style:style>
    <style:style style:name="gr22" style:family="graphic" style:parent-style-name="objectwithoutfill">
      <style:graphic-properties draw:stroke="dash" draw:stroke-dash="Double_20_Dash_20_Dot_20__28_Rounded_29_" svg:stroke-width="0.028cm" svg:stroke-color="#3465a4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dash" draw:stroke-dash="Double_20_Dash_20_Dot" svg:stroke-width="0.028cm" draw:marker-start-width="0.242cm" draw:marker-end-width="0.242cm" svg:stroke-linecap="butt" draw:fill="none" loext:fill-use-slide-background="false" draw:textarea-horizontal-align="justify" draw:textarea-vertical-align="middle" draw:auto-grow-height="false" fo:min-height="4.689cm" fo:min-width="4.439cm" fo:padding-top="0.139cm" fo:padding-bottom="0.139cm" fo:padding-left="0.264cm" fo:padding-right="0.264cm"/>
    </style:style>
    <style:style style:name="gr24" style:family="graphic" style:parent-style-name="standard" style:list-style-name="L1">
      <style:graphic-properties svg:stroke-width="0.028cm" svg:stroke-color="#ffffff" draw:marker-start="Pontas_20_das_20_setas_20_1" draw:marker-start-width="0.342cm" draw:marker-end="Pontas_20_das_20_setas_20_2" draw:marker-end-width="0.342cm" draw:stroke-linejoin="round" draw:textarea-vertical-align="bottom" fo:padding-top="0.139cm" fo:padding-bottom="0.139cm" fo:padding-left="0.264cm" fo:padding-right="0.264cm"/>
      <style:paragraph-properties style:writing-mode="lr-tb"/>
    </style:style>
    <style:style style:name="gr25" style:family="graphic" style:parent-style-name="Arrow_20_Line" style:list-style-name="L1">
      <style:graphic-properties svg:stroke-width="0.028cm" svg:stroke-color="#ffffff" draw:marker-start-width="0.242cm" draw:marker-end-width="0.242cm" draw:textarea-vertical-align="middle" draw:line-distance="5.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>
      <style:graphic-properties style:writing-mode="lr-tb"/>
    </style:style>
    <style:style style:name="gr28" style:family="graphic" style:parent-style-name="standard">
      <style:graphic-properties svg:stroke-width="0.028cm" svg:stroke-color="#3465a4" draw:marker-start-width="0.242cm" draw:marker-end-width="0.242cm" draw:fill-color="#443205" draw:textarea-horizontal-align="justify" draw:textarea-vertical-align="middle" draw:auto-grow-height="false" fo:min-height="0.722cm" fo:min-width="4.972cm" fo:padding-top="0.139cm" fo:padding-bottom="0.139cm" fo:padding-left="0.264cm" fo:padding-right="0.264cm"/>
    </style:style>
    <style:style style:name="gr29" style:family="graphic" style:parent-style-name="standard">
      <style:graphic-properties svg:stroke-width="0.035cm" draw:marker-start-width="0.252cm" draw:marker-end-width="0.252cm" draw:fill-color="#443205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9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6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0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43205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hatch-name="Red_20_90_20_Degrees_20_Crossed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solid" draw:fill-color="#333333"/>
      <style:paragraph-properties fo:text-align="center"/>
    </style:style>
    <style:style style:name="P7" style:family="paragraph">
      <loext:graphic-properties draw:fill="hatch" draw:fill-color="#333333" draw:fill-hatch-name="Blue_20_45_20_Degrees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1cm" fo:line-height="100%" fo:text-align="center" fo:text-indent="0cm"/>
      <style:text-properties fo:font-size="18pt"/>
    </style:style>
    <style:style style:name="P11" style:family="paragraph">
      <style:paragraph-properties fo:margin-left="0cm" fo:margin-right="0cm" fo:margin-top="0cm" fo:margin-bottom="1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ffffff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19" style:family="paragraph">
      <loext:graphic-properties draw:fill="none" draw:fill-color="#ffffff"/>
      <style:text-properties fo:color="#ffffff" loext:opacity="100%" loext:color-lum-mod="100%" loext:color-lum-off="0%" fo:font-size="15pt" style:font-size-asian="15pt" style:font-size-complex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ffffff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28cm" svg:height="5.943cm" svg:x="-1.828cm" svg:y="0cm">
          <draw:image xlink:href="Pictures/10000000000003320000026D931723F48A789165.png" xlink:type="simple" xlink:show="embed" xlink:actuate="onLoad" draw:mime-type="image/png">
            <text:p/>
          </draw:image>
        </draw:frame>
        <draw:path draw:style-name="gr2" draw:text-style-name="P2" draw:layer="layout" svg:width="12cm" svg:height="13.613cm" svg:x="8cm" svg:y="0.88cm" svg:viewBox="0 0 12001 13614" svg:d="M7905 13428l-157 31-159 28-159 25-160 23-161 19-162 17-162 14-163 12-163 8-164 6-145 3v-2244h242c764-58 1508-288 2175-673 780-450 1427-1098 1878-1878s688-1666 688-2567c0-900-237-1786-688-2566-450-780-1098-1427-1878-1878s-1666-688-2567-688c-900 0-1786 237-2566 688s-1428 1098-1878 1878c-451 780-688 1666-688 2567 0 900 237 1786 688 2566s1098 1428 1878 1878c667 385 1411 615 2175 673h241c0 747 0 1495 0 2242l-45-1-164-6-163-8-163-12-162-14-162-17-161-19-160-23-159-25-159-28-157-31-134-28c0 0-216-1262-561-1780-121-182-248-278-500-423-912-527-1669-1284-2196-2196s-804-1947-804-3000c0-1054 277-2089 804-3001s1284-1669 2196-2196 1947-804 3000-804c1054 0 2089 277 3001 804s1669 1284 2196 2196 804 1947 804 3000c0 1054-277 2089-804 3001s-1284 1669-2196 2196c-209 121-424 228-645 322l-8 8-27 28-25 30-25 32-22 32-22 34-20 34-13 23-258 1681zM6038 7034l-126-467h48l128 467z">
          <text:p/>
        </draw:path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4" draw:text-style-name="P4" draw:layer="layout" svg:width="4.4cm" svg:height="4.4cm" svg:x="7.15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5" draw:layer="layout" svg:width="6.017cm" svg:height="5.018cm" svg:x="15.691cm" svg:y="5.391cm" svg:viewBox="0 0 6018 5019" svg:d="M5529 4706h-209v282l-5311 31c-2 0-3 0-4-1-2-1-3-2-4-3-1-2-1-3-1-5v-2500c0-1 0-1 0-1v-2500c0-2 0-3 1-4 1-2 2-3 4-4 1-1 2-1 4-1l5311 31v284h209v-283l296 2c2 0 3 0 5 1 0 1 1 1 1 2l184 179c1 0 1 1 2 2s1 2 1 4v2287 1 2287c0 2 0 3-1 5-1 0-1 1-2 1l-184 179c0 1-1 1-1 2-2 1-3 1-5 1l-296 2z">
          <text:p/>
        </draw:path>
        <draw:g>
          <draw:path draw:style-name="gr6" draw:text-style-name="P6" draw:layer="layout" svg:width="0.656cm" svg:height="2.527cm" svg:x="15.493cm" svg:y="7.878cm" svg:viewBox="0 0 657 2528" svg:d="M198 0c325 746 392 861 452 1491s-300 983-300 983c-247 280-350-610-350-983 0-372-18-870 198-1491z">
            <text:p/>
          </draw:path>
          <draw:path draw:style-name="gr7" draw:text-style-name="P7" draw:layer="layout" svg:width="0.656cm" svg:height="2.527cm" svg:x="15.494cm" svg:y="7.877cm" svg:viewBox="0 0 657 2528" svg:d="M197 0c325 745 393 861 453 1491s-300 983-300 983c-247 280-350-610-350-983 0-372-19-870 197-1491z">
            <text:p/>
          </draw:path>
          <draw:path draw:style-name="gr8" draw:text-style-name="P6" draw:layer="layout" svg:width="0.763cm" svg:height="2.526cm" draw:transform="rotate (-3.14159265358979) translate (16.1507455621302cm 7.921cm)" svg:viewBox="0 0 764 2527" svg:d="M460 0c-325 745-393 861-453 1491s300 983 300 983c247 280 457-623 457-996 0-372-88-857-304-1478z">
            <text:p/>
          </draw:path>
        </draw:g>
        <draw:line draw:style-name="gr9" draw:text-style-name="P1" draw:layer="layout" svg:x1="15.4cm" svg:y1="7.891cm" svg:x2="22.093cm" svg:y2="7.909cm">
          <text:p/>
        </draw:line>
        <draw:frame draw:style-name="gr10" draw:text-style-name="P1" draw:layer="layout" svg:width="6.5cm" svg:height="7.466cm" svg:x="6.1cm" svg:y="4.634cm">
          <draw:image xlink:href="Pictures/1000000100000A000000037258FD033C75CDB331.png" xlink:type="simple" xlink:show="embed" xlink:actuate="onLoad" draw:mime-type="image/png">
            <text:p/>
          </draw:image>
        </draw:frame>
        <draw:measure draw:style-name="gr11" draw:text-style-name="P9" draw:layer="measurelines" svg:x1="21.146cm" svg:y1="5.684cm" svg:x2="21.146cm" svg:y2="10.116cm">
          <text:p text:style-name="P8"><text:span text:style-name="T1">D2</text:span></text:p>
        </draw:measure>
        <draw:measure draw:style-name="gr12" draw:text-style-name="P9" draw:layer="layout" svg:x1="21.429cm" svg:y1="5.415cm" svg:x2="21.42cm" svg:y2="10.38cm">
          <text:p text:style-name="P8"><text:span text:style-name="T1">D1</text:span></text:p>
        </draw:measure>
        <draw:measure draw:style-name="gr13" draw:text-style-name="P9" draw:layer="measurelines" svg:x1="21.236cm" svg:y1="10.31cm" svg:x2="21.009cm" svg:y2="10.31cm">
          <text:p text:style-name="P8"><text:span text:style-name="T1"><text:measure text:kind="gap"/></text:span><text:span text:style-name="T1"><text:s text:c="2"/></text:span><text:span text:style-name="T1">M </text:span></text:p>
        </draw:measure>
        <draw:line draw:style-name="gr14" draw:text-style-name="P1" draw:layer="layout" svg:x1="13.765cm" svg:y1="8.06cm" svg:x2="4.935cm" svg:y2="8.06cm">
          <text:p/>
        </draw:line>
        <draw:custom-shape draw:style-name="gr15" draw:text-style-name="P1" draw:layer="layout" svg:width="7.023cm" svg:height="7.023cm" svg:x="5.853cm" svg:y="4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35cm" svg:y1="12.475cm" svg:x2="9.35cm" svg:y2="3.428cm">
          <text:p/>
        </draw:line>
        <draw:line draw:style-name="gr16" draw:text-style-name="P11" draw:layer="layout" svg:x1="7.419cm" svg:y1="9.098cm" svg:x2="11.3cm" svg:y2="6.99cm">
          <text:p text:style-name="P10"><text:span text:style-name="T2">D3</text:span></text:p>
        </draw:line>
        <draw:measure draw:style-name="gr17" draw:text-style-name="P13" draw:layer="layout" svg:x1="12.949cm" svg:y1="8.064cm" svg:x2="5.801cm" svg:y2="8.064cm">
          <text:p text:style-name="P12"><text:span text:style-name="T3">D4</text:span></text:p>
        </draw:measur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path draw:style-name="gr18" draw:text-style-name="P5" draw:layer="layout" svg:width="6.017cm" svg:height="5.018cm" svg:x="15.691cm" svg:y="5.391cm" svg:viewBox="0 0 6018 5019" svg:d="M5529 4706h-209v282l-5311 31c-2 0-3 0-4-1-2-1-3-2-4-3-1-2-1-3-1-5v-2500c0-1 0-1 0-1v-2500c0-2 0-3 1-4 1-2 2-3 4-4 1-1 2-1 4-1l5311 31v284h209v-283l296 2c2 0 3 0 5 1 0 1 1 1 1 2l184 179c1 0 1 1 2 2s1 2 1 4v2287 1 2287c0 2 0 3-1 5-1 0-1 1-2 1l-184 179c0 1-1 1-1 2-2 1-3 1-5 1l-296 2z">
          <text:p/>
        </draw:path>
        <draw:g>
          <draw:path draw:style-name="gr6" draw:text-style-name="P6" draw:layer="layout" svg:width="0.656cm" svg:height="2.527cm" svg:x="15.493cm" svg:y="7.878cm" svg:viewBox="0 0 657 2528" svg:d="M198 0c325 746 392 861 452 1491s-300 983-300 983c-247 280-350-610-350-983 0-372-18-870 198-1491z">
            <text:p/>
          </draw:path>
          <draw:path draw:style-name="gr7" draw:text-style-name="P7" draw:layer="layout" svg:width="0.656cm" svg:height="2.527cm" svg:x="15.494cm" svg:y="7.877cm" svg:viewBox="0 0 657 2528" svg:d="M197 0c325 745 393 861 453 1491s-300 983-300 983c-247 280-350-610-350-983 0-372-19-870 197-1491z">
            <text:p/>
          </draw:path>
          <draw:path draw:style-name="gr8" draw:text-style-name="P6" draw:layer="layout" svg:width="0.763cm" svg:height="2.526cm" draw:transform="rotate (-3.14159265358979) translate (16.1507455621302cm 7.921cm)" svg:viewBox="0 0 764 2527" svg:d="M460 0c-325 745-393 861-453 1491s300 983 300 983c247 280 457-623 457-996 0-372-88-857-304-1478z">
            <text:p/>
          </draw:path>
        </draw:g>
        <draw:line draw:style-name="gr9" draw:text-style-name="P1" draw:layer="layout" svg:x1="15.4cm" svg:y1="7.891cm" svg:x2="22.093cm" svg:y2="7.909cm">
          <text:p/>
        </draw:line>
        <draw:frame draw:style-name="gr10" draw:text-style-name="P1" draw:layer="layout" svg:width="6.5cm" svg:height="7.466cm" svg:x="6.1cm" svg:y="4.634cm">
          <draw:image xlink:href="Pictures/1000000100000A000000037258FD033C75CDB331.png" xlink:type="simple" xlink:show="embed" xlink:actuate="onLoad" draw:mime-type="image/png">
            <text:p/>
          </draw:image>
        </draw:frame>
        <draw:measure draw:style-name="gr19" draw:text-style-name="P13" draw:layer="measurelines" svg:x1="21.146cm" svg:y1="5.684cm" svg:x2="21.146cm" svg:y2="10.116cm">
          <text:p text:style-name="P12"><text:span text:style-name="T3">D2</text:span></text:p>
        </draw:measure>
        <draw:measure draw:style-name="gr20" draw:text-style-name="P13" draw:layer="layout" svg:x1="21.429cm" svg:y1="5.415cm" svg:x2="21.42cm" svg:y2="10.38cm">
          <text:p text:style-name="P12"><text:span text:style-name="T3">D1</text:span></text:p>
        </draw:measure>
        <draw:measure draw:style-name="gr21" draw:text-style-name="P9" draw:layer="measurelines" svg:x1="21.236cm" svg:y1="10.31cm" svg:x2="21.009cm" svg:y2="10.31cm">
          <text:p text:style-name="P8"><text:span text:style-name="T1"><text:measure text:kind="gap"/></text:span><text:span text:style-name="T1"><text:s text:c="2"/></text:span><text:span text:style-name="T3">M</text:span><text:span text:style-name="T1"> </text:span></text:p>
        </draw:measure>
        <draw:line draw:style-name="gr22" draw:text-style-name="P1" draw:layer="layout" svg:x1="13.765cm" svg:y1="8.06cm" svg:x2="4.935cm" svg:y2="8.06cm">
          <text:p/>
        </draw:line>
        <draw:custom-shape draw:style-name="gr23" draw:text-style-name="P1" draw:layer="layout" svg:width="7.023cm" svg:height="7.023cm" svg:x="5.853cm" svg:y="4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9.35cm" svg:y1="12.475cm" svg:x2="9.35cm" svg:y2="3.428cm">
          <text:p/>
        </draw:line>
        <draw:line draw:style-name="gr24" draw:text-style-name="P11" draw:layer="layout" svg:x1="7.419cm" svg:y1="9.098cm" svg:x2="11.3cm" svg:y2="6.99cm">
          <text:p text:style-name="P10"><text:span text:style-name="T2">D3</text:span></text:p>
        </draw:line>
        <draw:measure draw:style-name="gr25" draw:text-style-name="P13" draw:layer="layout" svg:x1="12.949cm" svg:y1="8.064cm" svg:x2="5.801cm" svg:y2="8.064cm">
          <text:p text:style-name="P12"><text:span text:style-name="T3">D4</text:span></text:p>
        </draw:measur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.29cm" svg:height="6.217cm" svg:x="0.71cm" svg:y="1.283cm">
          <draw:image xlink:href="Pictures/1000000100000280000001E09912D846515B3064.png" xlink:type="simple" xlink:show="embed" xlink:actuate="onLoad" draw:mime-type="image/png">
            <text:p/>
          </draw:image>
        </draw:frame>
        <draw:frame draw:style-name="gr1" draw:text-style-name="P1" draw:layer="layout" svg:width="7.89cm" svg:height="5.916cm" svg:x="1.21cm" svg:y="8.306cm">
          <draw:image xlink:href="Pictures/1000000100000280000001E0DC5086E1434C2577.png" xlink:type="simple" xlink:show="embed" xlink:actuate="onLoad" draw:mime-type="image/png">
            <text:p/>
          </draw:image>
        </draw:frame>
        <draw:frame draw:style-name="gr1" draw:text-style-name="P1" draw:layer="layout" svg:width="8.844cm" svg:height="6.633cm" svg:x="7.156cm" svg:y="1cm">
          <draw:image xlink:href="Pictures/1000000100000280000001E027E12F06FF828B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frame draw:style-name="gr1" draw:text-style-name="P1" draw:layer="layout" svg:width="10.646cm" svg:height="7.984cm" svg:x="5.409cm" svg:y="3.883cm">
            <draw:image xlink:href="Pictures/1000000100000280000001E09912D846515B3064.png" xlink:type="simple" xlink:show="embed" xlink:actuate="onLoad" draw:mime-type="image/png">
              <text:p/>
            </draw:image>
          </draw:frame>
          <draw:frame draw:style-name="gr1" draw:text-style-name="P1" draw:layer="layout" svg:width="10.133cm" svg:height="7.597cm" svg:x="12.459cm" svg:y="4.076cm">
            <draw:image xlink:href="Pictures/1000000100000280000001E0DC5086E1434C25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6" draw:text-style-name="P15" draw:layer="layout" svg:width="0.5cm" svg:height="0.962cm" svg:x="2.5cm" svg:y="10cm">
          <draw:text-box>
            <text:p text:style-name="P14"><text:span text:style-name="T4">(</text:span></text:p>
          </draw:text-box>
        </draw:frame>
        <draw:g draw:style-name="gr27">
          <draw:custom-shape draw:style-name="gr28" draw:text-style-name="P2" draw:layer="layout" svg:width="5.5cm" svg:height="1cm" svg:x="2.5cm" svg:y="7.375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2" draw:layer="layout" svg:width="5.499cm" svg:height="1.499cm" svg:x="10.5cm" svg:y="3.7cm" svg:viewBox="0 0 5500 1500" draw:points="0,1500 5500,1500 5500,500 5000,0 4500,0 4500,500 4000,500 0,1000">
            <text:p/>
          </draw:polygon>
          <draw:polygon draw:style-name="gr29" draw:text-style-name="P2" draw:layer="layout" svg:width="5.499cm" svg:height="0.999cm" svg:x="10.5cm" svg:y="7.7cm" svg:viewBox="0 0 5500 1000" draw:points="0,1000 5500,1000 5500,0 4500,0 0,500">
            <text:p/>
          </draw:polygon>
          <draw:frame draw:style-name="gr30" draw:text-style-name="P16" draw:layer="layout" svg:width="5.214cm" svg:height="0.839cm" svg:x="2cm" svg:y="10.538cm">
            <draw:text-box>
              <text:p><text:span text:style-name="T5">(a) chaveta paralela</text:span></text:p>
            </draw:text-box>
          </draw:frame>
          <draw:frame draw:style-name="gr31" draw:text-style-name="P18" draw:layer="layout" svg:width="5.48cm" svg:height="1.427cm" svg:x="10.1cm" svg:y="10.539cm">
            <draw:text-box>
              <text:p text:style-name="P17"><text:span text:style-name="T5">(a) chaveta afunilada</text:span></text:p>
              <text:p text:style-name="P17"><text:span text:style-name="T5">(ou cônica)</text:span></text:p>
            </draw:text-box>
          </draw:frame>
          <draw:frame draw:style-name="gr32" draw:text-style-name="P16" draw:layer="layout" svg:width="5.476cm" svg:height="0.839cm" svg:x="18.7cm" svg:y="10.54cm">
            <draw:text-box>
              <text:p><text:span text:style-name="T5">(a) chaveta Woodruff</text:span></text:p>
            </draw:text-box>
          </draw:frame>
          <draw:circle draw:style-name="gr29" draw:text-style-name="P2" draw:layer="layout" svg:width="3.5cm" svg:height="3.5cm" svg:x="19.5cm" svg:y="5.252cm" draw:kind="cut" draw:start-angle="180.07" draw:end-angle="0.1">
            <text:p/>
          </draw:circle>
          <draw:frame draw:style-name="gr33" draw:text-style-name="P19" draw:layer="layout" svg:width="2.665cm" svg:height="0.839cm" svg:x="16.2cm" svg:y="4.159cm">
            <draw:text-box>
              <text:p><text:span text:style-name="T6">de quilha</text:span></text:p>
            </draw:text-box>
          </draw:frame>
          <draw:frame draw:style-name="gr34" draw:text-style-name="P19" draw:layer="layout" svg:width="1.806cm" svg:height="0.839cm" svg:x="16.201cm" svg:y="7.76cm">
            <draw:text-box>
              <text:p><text:span text:style-name="T6">plana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hatch draw:name="Red_20_90_20_Degrees_20_Crossed" draw:display-name="Red 90 Degrees Crossed" draw:style="double" draw:color="#ff0000" draw:distance="0.305cm" draw:rotation="90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stroke-dash draw:name="Double_20_Dash_20_Dot" draw:display-name="Double Dash Dot" draw:style="rect" draw:dots1="1" draw:dots1-length="800%" draw:dots2="1" draw:dots2-length="100%" draw:distance="300%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30T21:06:48.180377938</meta:creation-date>
    <dc:date>2024-01-10T13:22:42.413000000</dc:date>
    <meta:editing-duration>PT3H21M31S</meta:editing-duration>
    <meta:editing-cycles>22</meta:editing-cycles>
    <meta:generator>LibreOffice/7.5.1.2$Windows_X86_64 LibreOffice_project/fcbaee479e84c6cd81291587d2ee68cba099e129</meta:generator>
    <meta:document-statistic meta:object-count="83"/>
  </office:meta>
</office:document-meta>
</file>